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0.06pt solid #000000"/>
    </style:style>
    <style:style style:name="P2" style:family="paragraph" style:parent-style-name="Heading_20_2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0.06pt solid #000000"/>
    </style:style>
    <style:style style:name="P3" style:family="paragraph" style:parent-style-name="Heading_20_3">
      <style:paragraph-properties fo:margin-left="0cm" fo:margin-right="0cm" fo:margin-top="0.635cm" fo:margin-bottom="0.423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</style:style>
    <style:style style:name="P5" style:family="paragraph" style:parent-style-name="Standard">
      <style:text-properties officeooo:rsid="0011ce96" officeooo:paragraph-rsid="0011ce96"/>
    </style:style>
    <style:style style:name="P6" style:family="paragraph" style:parent-style-name="Text_20_body" style:list-style-name="L1">
      <style:paragraph-properties fo:margin-left="0cm" fo:margin-right="0cm" fo:margin-top="0cm" fo:margin-bottom="0.423cm" style:contextual-spacing="false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.423cm" style:contextual-spacing="false" fo:text-indent="0cm" style:auto-text-indent="fals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loext:padding="0cm" loext:border="none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icipalma ADTs</text:h>
      <text:p text:style-name="P4">Además de reflexionar sobre cómo trasladar a tu código los conceptos tratados en el documento <text:a xlink:type="simple" xlink:href="https://docs.google.com/document/d/1DE9xVc7D0cL7SwTN6HNLOk8PAklZculjR3EriXgQ-vQ/" text:style-name="Internet_20_link" text:visited-style-name="Visited_20_Internet_20_Link"><text:span text:style-name="T1">Working classes</text:span></text:a>:</text:p>
      <text:p text:style-name="P4"><text:a xlink:type="simple" xlink:href="https://docs.google.com/document/d/1DE9xVc7D0cL7SwTN6HNLOk8PAklZculjR3EriXgQ-vQ/" text:style-name="Internet_20_link" text:visited-style-name="Visited_20_Internet_20_Link"><text:span text:style-name="T1">https://docs.google.com/document/d/1DE9xVc7D0cL7SwTN6HNLOk8PAklZculjR3EriXgQ-vQ/</text:span></text:a></text:p>
      <text:p text:style-name="P4">este ejercicio sive como introducción a las sesiones sobre qué es programar y paradigmas de programación.</text:p>
      <text:h text:style-name="P2" text:outline-level="2"><text:bookmark text:name="user-content-consulta-el-código-del-proyecto"/>Consulta el código del proyecto</text:h>
      <text:p text:style-name="P4"><text:a xlink:type="simple" xlink:href="https://github.com/dfleta/bicipalma-streams-jacoco" text:style-name="Internet_20_link" text:visited-style-name="Visited_20_Internet_20_Link"><text:span text:style-name="T1">Bicipalma</text:span></text:a></text:p>
      <text:p text:style-name="P4"><text:a xlink:type="simple" xlink:href="https://github.com/dfleta/bicipalma-streams-jacoco" text:style-name="Internet_20_link" text:visited-style-name="Visited_20_Internet_20_Link"><text:span text:style-name="T1">https://github.com/dfleta/bicipalma-streams-jacoco</text:span></text:a></text:p>
      <text:p text:style-name="P4">Consulta las clases <text:span text:style-name="Source_20_Text"><text:span text:style-name="T2">Anclajes</text:span></text:span> y <text:span text:style-name="Source_20_Text"><text:span text:style-name="T2">Anclaje</text:span></text:span>.</text:p>
      <text:p text:style-name="P4"><text:span text:style-name="Strong_20_Emphasis">Elabora un fichero</text:span> markdown, google docs o usando el formato que estimes oportuno (odt, word, PDF, etc.) para <text:span text:style-name="Strong_20_Emphasis">contestar por escrito a las siguientes cuestiones</text:span>.</text:p>
      <text:h text:style-name="P2" text:outline-level="2"><text:bookmark text:name="user-content-1-razones-para-crear-una-clase"/>1. Razones para crear una clase</text:h>
      <text:p text:style-name="P4">Vamos a reflexionar por qué en el diseño se ha optado por crear una clase <text:span text:style-name="Source_20_Text"><text:span text:style-name="T2">Anclaje</text:span></text:span> si ya existía la clase <text:span text:style-name="Source_20_Text"><text:span text:style-name="T2">Anclajes</text:span></text:span>.</text:p>
      <text:p text:style-name="P4">Responde a las siguientes preguntas sobre la clase <text:span text:style-name="Source_20_Text"><text:span text:style-name="T2">Anclaje</text:span></text:span>:</text:p>
      <text:list text:style-name="L1">
        <text:list-item>
          <text:p text:style-name="P6">¿Modela un objeto del mundo real? ¿Cuál?</text:p>
        </text:list-item>
        <text:list-item>
          <text:p text:style-name="P6">¿Modela un ADT? ¿Cuál?</text:p>
        </text:list-item>
        <text:list-item>
          <text:p text:style-name="P6">¿Cuáles son las operaciones sobre este tipo de dato abstracto?</text:p>
        </text:list-item>
        <text:list-item>
          <text:p text:style-name="P6">Describe el tipo de dato correspondiente a este ADT. ¿Que tipo de dato es? ¿Incluye algún otro tipo de dato abstracto? ¿Cuál?</text:p>
        </text:list-item>
        <text:list-item>
          <text:p text:style-name="P6">¿De qué modo reduce la complejidad del problema. Fíjate, p.e., en el método <text:span text:style-name="Source_20_Text"><text:span text:style-name="T2">ocuparAnclaje(int posicion, Movil bici)</text:span></text:span> de <text:span text:style-name="Source_20_Text"><text:span text:style-name="T2">Anclajes</text:span></text:span>.</text:p>
        </text:list-item>
        <text:list-item>
          <text:p text:style-name="P6">¿Aisla la complejidad? ¿Qué operaciones aisla?</text:p>
        </text:list-item>
        <text:list-item>
          <text:p text:style-name="P6">¿Qué detalles de implementación esconde al resto de las clases que componen la aplicación?</text:p>
        </text:list-item>
        <text:list-item>
          <text:p text:style-name="P6">¿Limita los efectos de los cambios? Piensa un ejemplo de cómo la clase <text:span text:style-name="Source_20_Text"><text:span text:style-name="T2">Anclaje</text:span></text:span> aisla del resto del código los cambios producidos en su lógica.</text:p>
        </text:list-item>
        <text:list-item>
          <text:p text:style-name="P6"><text:soft-page-break/>Indica un ejemplo de cómo facilita la reutilización del código, si es que encuentras alguno.</text:p>
        </text:list-item>
        <text:list-item>
          <text:p text:style-name="P6">¿Empaqueta operaciones relacionadas entre sí? ¿Cuáles? ¿La clase presenta una alta o baja cohesión?</text:p>
        </text:list-item>
        <text:list-item>
          <text:p text:style-name="P6">¿Consideras que la clase <text:span text:style-name="Source_20_Text"><text:span text:style-name="T2">Anclaje</text:span></text:span> ha surgido como resultado de una refactorización? ¿En qué crees que consistió esta refactorización?</text:p>
        </text:list-item>
        <text:list-item>
          <text:p text:style-name="P6">¿De qué modo la clase respeta o viola el principio SRP? Señala un dónde y cómo lo consigue o no lo consigue.</text:p>
        </text:list-item>
        <text:list-item>
          <text:p text:style-name="P6">¿De qué modo la clase respeta o viola el principio OCP? Señala un dónde y cómo lo consigue o no lo consigue.</text:p>
        </text:list-item>
      </text:list>
      <text:h text:style-name="P2" text:outline-level="2"><text:bookmark text:name="user-content-2-calidad-de-una-clase"/>2. Calidad de una clase</text:h>
      <text:p text:style-name="P4">Responde a las siguientes preguntas sobre la clase <text:span text:style-name="Source_20_Text"><text:span text:style-name="T2">Anclajes</text:span></text:span>:</text:p>
      <text:h text:style-name="P3" text:outline-level="3"><text:bookmark text:name="user-content-abstraction"/>Abstraction</text:h>
      <text:list text:style-name="L2">
        <text:list-item>
          <text:p text:style-name="P7">¿Cuál es el propósito central de la clase?</text:p>
        </text:list-item>
        <text:list-item>
          <text:p text:style-name="P7">¿Está bien nombrada la clase y su nombre describe su propósito central?</text:p>
        </text:list-item>
        <text:list-item>
          <text:p text:style-name="P7">¿La interfaz de la clase deja en claro cómo se debe usar la clase?</text:p>
        </text:list-item>
        <text:list-item>
          <text:p text:style-name="P7">¿Es la interfaz de la clase lo suficientemente abstracta como para no tener que pensar en cómo se implementan sus servicios? ¿Puedes tratar la clase como una caja negra?</text:p>
        </text:list-item>
        <text:list-item>
          <text:p text:style-name="P7">¿Los servicios de la clase son lo suficientemente completos como para que otras clases no tengan que interferir con sus datos internos?</text:p>
        </text:list-item>
        <text:list-item>
          <text:p text:style-name="P7">¿Ha pensado en subdividir la clase en clases de componentes y la ha subdividido tanto como pudo?</text:p>
        </text:list-item>
      </text:list>
      <text:h text:style-name="P3" text:outline-level="3"><text:bookmark text:name="user-content-encapsulación"/>Encapsulación</text:h>
      <text:list text:style-name="L3">
        <text:list-item>
          <text:p text:style-name="P8">¿La clase minimiza la accesibilidad a sus miembros?</text:p>
        </text:list-item>
        <text:list-item>
          <text:p text:style-name="P8">¿La clase evita exponer los datos de los miembros?</text:p>
        </text:list-item>
        <text:list-item>
          <text:p text:style-name="P8">¿La clase oculta sus detalles de implementación a otras clases?</text:p>
        </text:list-item>
        <text:list-item>
          <text:p text:style-name="P8">¿Evita la clase hacer suposiciones sobre sus usuarios, incluidas sus clases derivadas?</text:p>
        </text:list-item>
        <text:list-item>
          <text:p text:style-name="P8">¿Es la clase independiente de otras clases? ¿Exhibe alto o bajo acoplamiento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5">Enlace del ejercicio: https://gist.github.com/dfleta/b1383a4b1402ab01f282c8369ac72bf3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7:36:32.033000000</meta:creation-date>
    <dc:date>2024-01-16T17:38:24.688000000</dc:date>
    <meta:editing-duration>PT1M33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41" meta:word-count="507" meta:character-count="3135" meta:non-whitespace-character-count="2693"/>
  </office:meta>
</office:document-meta>
</file>